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
      <text:p text:style-name="Pagebreak"/>
      <text:h text:style-name="Heading_20_2" text:outline-level="2"><text:bookmark-start text:name="regras---constraints"/>5.2 Regras - <text:span text:style-name="T1">CONSTRAINTS</text:span><text:bookmark-end text:name="regras---constraints"/></text:h>
      <text:h text:style-name="Heading_20_3" text:outline-level="3"><text:bookmark-start text:name="identity"/>5.2.1 <text:span text:style-name="T1">IDENTITY</text:span><text:bookmark-end text:name="identity"/></text:h>
      <text:list text:style-name="L43">
        <text:list-item>
          <text:p text:style-name="P43">Exerce a mesma função que <text:span text:style-name="T1">AUTO_INCREMENT</text:span> no <text:span text:style-name="T1">MySQL</text:span>, incrementar automaticamente a coluna determinada.<text:line-break/></text:p>
        </text:list-item>
        <text:list-item>
          <text:p text:style-name="P43">Trás de novo a opção de argumentos “<text:span text:style-name="T1">IDENTITY</text:span>(<text:span text:style-name="T2">1º_nº</text:span>,<text:span text:style-name="T2">2º_nº</text:span>)”:<text:line-break/></text:p>
          <text:list text:style-name="L44">
            <text:list-item>
              <text:p text:style-name="P44">O primeiro número é onde começa.<text:line-break/></text:p>
            </text:list-item>
            <text:list-item>
              <text:p text:style-name="P44">O segundo numero é quanto incrementa a cada vez.<text:line-break/></text:p>
            </text:list-item>
          </text:list>
        </text:list-item>
        <text:list-item>
          <text:p text:style-name="P43">É possivel suprimir os argumentos, onde “<text:span text:style-name="T1">IDENTITY</text:span> = <text:span text:style-name="T1">IDENTITY</text:span>(1,1)”.<text:line-break/></text:p>
        </text:list-item>
        <text:list-item>
          <text:p text:style-name="P4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3">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5">
        <text:list-item>
          <text:p text:style-name="P45"><text:span text:style-name="T1">PRIMARY KEY</text:span> (<text:span text:style-name="T1">PK</text:span>)<text:line-break/></text:p>
          <text:list text:style-name="L46">
            <text:list-item>
              <text:p text:style-name="P46">Toda tabela necessita de pelo menos um campo que identifique todo registro como sendo único (é o que chamamos de “<text:span text:style-name="T2">Chave Primaria</text:span>” ou “<text:span text:style-name="T1">Primary Key</text:span>”).<text:line-break/></text:p>
            </text:list-item>
            <text:list-item>
              <text:p text:style-name="P4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5"><text:span text:style-name="T1">FOREIGN KEY</text:span> (<text:span text:style-name="T1">FK</text:span>)<text:line-break/></text:p>
          <text:list text:style-name="L47">
            <text:list-item>
              <text:p text:style-name="P47">Cria uma relação entre duas tabelas, atraves de uma <text:span text:style-name="T2">chave estrangeira</text:span> na tabela.<text:line-break/></text:p>
            </text:list-item>
            <text:list-item>
              <text:p text:style-name="P4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47">Observações:</text:p>
              <text:list text:style-name="L48">
                <text:list-item>
                  <text:p text:style-name="P48">A <text:span text:style-name="T2">tabela-recebe</text:span> é a tabela que vai receber a regra <text:span text:style-name="T1">FK</text:span>.<text:line-break/></text:p>
                </text:list-item>
                <text:list-item>
                  <text:p text:style-name="P48">A <text:span text:style-name="T2">coluna_FK</text:span> é a coluna especifica na tabela, que recebe a regra, que vai servir para fazer a ligação (relação).<text:line-break/></text:p>
                </text:list-item>
                <text:list-item>
                  <text:p text:style-name="P4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5"><text:span text:style-name="T1">CHECK</text:span> (<text:span text:style-name="T1">CK</text:span>)<text:line-break/></text:p>
          <text:list text:style-name="L49">
            <text:list-item>
              <text:p text:style-name="P49">Verifica (checa) se determinada coluna os valores dos dados são iguais aos especificados.<text:line-break/></text:p>
            </text:list-item>
            <text:list-item>
              <text:p text:style-name="P49">Um substituto no <text:span text:style-name="T1">SQL Server</text:span> ao <text:span text:style-name="T1">ENUM</text:span> no <text:span text:style-name="T1">MySQL</text:span>.<text:line-break/></text:p>
            </text:list-item>
            <text:list-item>
              <text:p text:style-name="P49">Pode ser usado tanto na criação de tabela (<text:span text:style-name="T1">CREATE TABLE</text:span>) quanto na alteração de tabelas (<text:span text:style-name="T1">ALTER TABLE</text:span>).<text:line-break/></text:p>
            </text:list-item>
            <text:list-item>
              <text:p text:style-name="P4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5"><text:span text:style-name="T1">UNIQUE</text:span> (<text:span text:style-name="T1">UQ</text:span>)<text:line-break/></text:p>
          <text:list text:style-name="L50">
            <text:list-item>
              <text:p text:style-name="P50">A restrição <text:span text:style-name="T1">UNIQUE</text:span> garante que todos os valores em uma coluna sejam diferentes.<text:line-break/></text:p>
            </text:list-item>
            <text:list-item>
              <text:p text:style-name="P5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h text:style-name="Heading_20_3" text:outline-level="3"><text:bookmark-start text:name="sp_columns"/>5.3.1 <text:span text:style-name="T1">SP_COLUMNS</text:span><text:bookmark-end text:name="sp_columns"/></text:h>
      <text:h text:style-name="Heading_20_3" text:outline-level="3"><text:bookmark-start text:name="sp_help"/>5.3.2 <text:span text:style-name="T1">SP_HELP</text:span><text:bookmark-end text:name="sp_help"/></text:h>
      <text:p text:style-name="Pagebreak"/>
      <text:h text:style-name="Heading_20_2" text:outline-level="2"><text:bookmark-start text:name="inserindo-dados---insert"/>5.4 Inserindo dados - <text:span text:style-name="T1">INSERT</text:span><text:bookmark-end text:name="inserindo-dados---insert"/></text:h>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51">
        <text:list-item>
          <text:p text:style-name="P51">Caso o <text:span text:style-name="T1">SSMS</text:span> não identifique o usuário “sa” e senha como deveria, seguir os seguintes passos:<text:line-break/></text:p>
          <text:list text:style-name="L52">
            <text:list-item>
              <text:p text:style-name="P52">Desabilitar temporariamente o antivirus do computados.<text:line-break/></text:p>
            </text:list-item>
            <text:list-item>
              <text:p text:style-name="P52">Desabilitar o “<text:span text:style-name="T1">firewall</text:span>” do computados.<text:line-break/>“Painel de Controle\Sistema e Segurança\Windows Defender Firewall\Personalizar Configurações”<text:line-break/></text:p>
            </text:list-item>
            <text:list-item>
              <text:p text:style-name="P52">Abrir o <text:span text:style-name="T2">instalador</text:span> de <text:span text:style-name="T1">SQL Server</text:span> e pedir para “<text:span text:style-name="T1">Reparar</text:span>”.<text:line-break/></text:p>
            </text:list-item>
            <text:list-item>
              <text:p text:style-name="P52">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gras-constraints-no-dicionario-de-dados---sistema-boas-práticas"/>6.2 Abreviações do nome de regras (<text:span text:style-name="T1">CONSTRAINTS</text:span>) no dicionario de dados - sistema (boas práticas)<text:bookmark-end text:name="abreviações-do-nome-de-regras-constraints-no-dicionario-de-dados---sistema-boas-práticas"/></text:h>
      <text:list text:style-name="L53">
        <text:list-item>
          <text:p text:style-name="P53">Padronização do nome de regras salvas no sistema.<text:line-break/></text:p>
        </text:list-item>
        <text:list-item>
          <text:p text:style-name="P53">Abreviações do nome de regras (<text:span text:style-name="T1">CONSTRAINTS</text:span>), para salvar no sistema por meio do <text:span text:style-name="T1">ALTER TABLE</text:span>.<text:line-break/></text:p>
          <text:list text:style-name="L54">
            <text:list-item>
              <text:p text:style-name="P54">‘<text:span text:style-name="T1">PK</text:span>’ é abreviação de “<text:span text:style-name="T1">PRIMARY KEY</text:span>”<text:line-break/></text:p>
            </text:list-item>
            <text:list-item>
              <text:p text:style-name="P54">‘<text:span text:style-name="T1">FK</text:span>’ é abreviação de “<text:span text:style-name="T1">FOERIGN</text:span>”<text:line-break/></text:p>
            </text:list-item>
            <text:list-item>
              <text:p text:style-name="P54">‘<text:span text:style-name="T1">UQ</text:span>’ é abreviação de “<text:span text:style-name="T1">UNIQUE</text:span>”<text:line-break/></text:p>
            </text:list-item>
            <text:list-item>
              <text:p text:style-name="P54">‘<text:span text:style-name="T1">CK</text:span>’ é abreviação de “<text:span text:style-name="T1">CHECK</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1T11:31:08Z</meta:creation-date>
    <dc:date>2022-06-01T11:31:08Z</dc:date>
    <meta:user-defined meta:name="date" meta:value-type="string">2022-06-01</meta:user-defined>
    <meta:user-defined meta:name="output" meta:value-type="string"/>
    <meta:user-defined meta:name="subtitle" meta:value-type="string">Readme.rmd</meta:user-defined>
  </office:meta>
</office:document-meta>
</file>